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186e" officeooo:paragraph-rsid="0000186e"/>
    </style:style>
    <style:style style:name="P2" style:family="paragraph" style:parent-style-name="Standard" style:list-style-name="L1">
      <style:text-properties officeooo:rsid="0000186e" officeooo:paragraph-rsid="0000186e"/>
    </style:style>
    <style:style style:name="P3" style:family="paragraph" style:parent-style-name="Standard" style:list-style-name="L1">
      <style:text-properties officeooo:rsid="00009cec" officeooo:paragraph-rsid="00009cec"/>
    </style:style>
    <style:style style:name="P4" style:family="paragraph" style:parent-style-name="Standard" style:list-style-name="L1">
      <style:text-properties officeooo:rsid="0000ee2d" officeooo:paragraph-rsid="0000ee2d"/>
    </style:style>
    <style:style style:name="P5" style:family="paragraph" style:parent-style-name="Standard" style:list-style-name="L1">
      <style:text-properties officeooo:rsid="000228d8" officeooo:paragraph-rsid="000228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2 Introducing C<text:line-break/></text:p>
      <text:list xml:id="list753588770" text:style-name="L1">
        <text:list-item>
          <text:p text:style-name="P2">Chapter 2 explains how to write a C code.</text:p>
        </text:list-item>
        <text:list-item>
          <text:p text:style-name="P2">It explains that any program starts first by executing main() </text:p>
        </text:list-item>
        <text:list-item>
          <text:p text:style-name="P4">Semicolon indicates the end of the statement.</text:p>
        </text:list-item>
        <text:list-item>
          <text:p text:style-name="P2">The reason you put “#” for the statement with that should be handled by the pre-processor before the compiler takes over.</text:p>
        </text:list-item>
        <text:list-item>
          <text:p text:style-name="P2">Explains about declarations, datatype and identifiers and you can name a variable with a letter or a underscore. Underscore <text:s/>and double underscores are mostly used by standard C libraries.</text:p>
        </text:list-item>
        <text:list-item>
          <text:p text:style-name="P2">Structure of a simple readable <text:s/>program has declarations, assignments to the declared variables, and function statements with spaces between them to make it readable.</text:p>
        </text:list-item>
        <text:list-item>
          <text:p text:style-name="P2">If the variable name is readable, you don’t need to comment.</text:p>
        </text:list-item>
        <text:list-item>
          <text:p text:style-name="P2">Explains the return and valued passed in main with eg: int main(void)</text:p>
        </text:list-item>
        <text:list-item>
          <text:p text:style-name="P2">Explains about syntax errors and how you need to check the first errors of compilers which may clear the rest of the compiled syntax errors</text:p>
        </text:list-item>
        <text:list-item>
          <text:p text:style-name="P2">Explain semantic errors are not recognised by the compiler.</text:p>
        </text:list-item>
        <text:list-item>
          <text:p text:style-name="P3">Some ways to recognise them are to go through the logic with an example, sprinkle printf() statements and use the debugger which goes through step by step.</text:p>
        </text:list-item>
        <text:list-item>
          <text:p text:style-name="P3">Some keywords are reserved identifiers that cannot be used.</text:p>
        </text:list-item>
        <text:list-item>
          <text:p text:style-name="P5">Add getchar() if he complied window to st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2:25:26.219151487</meta:creation-date>
    <dc:date>2019-08-04T12:47:54.164584180</dc:date>
    <meta:editing-duration>PT12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18" meta:character-count="1245" meta:non-whitespace-character-count="1050"/>
  </office:meta>
</office:document-meta>
</file>